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none" draw:fill="solid" draw:fill-color="#28669d" draw:shadow="hidden" loext:decorative="false"/>
    </style:style>
    <style:style style:name="gr3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4" style:family="graphic" style:parent-style-name="standard">
      <style:graphic-properties draw:stroke="none" draw:fill="solid" draw:fill-color="#ffffff" draw:shadow="hidden" loext:decorative="false"/>
    </style:style>
    <style:style style:name="gr5" style:family="graphic" style:parent-style-name="standard">
      <style:graphic-properties draw:stroke="none" draw:fill="solid" draw:fill-color="#aad288" draw:shadow="hidden" loext:decorative="false"/>
    </style:style>
    <style:style style:name="gr6" style:family="graphic" style:parent-style-name="standard">
      <style:graphic-properties draw:stroke="solid" svg:stroke-width="0.026cm" svg:stroke-color="#73ae42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7" style:family="graphic" style:parent-style-name="standard">
      <style:graphic-properties draw:stroke="none" draw:fill="none" draw:textarea-vertical-align="middle" fo:min-height="0.24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solid" svg:stroke-width="0.026cm" svg:stroke-color="#5b9bd5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9" style:family="graphic" style:parent-style-name="standard">
      <style:graphic-properties draw:stroke="none" draw:fill="none" draw:textarea-vertical-align="middle" fo:min-height="1.22cm" fo:min-width="2.54cm" fo:padding-top="0.141cm" fo:padding-bottom="0.141cm" fo:padding-left="0.141cm" fo:padding-right="0.141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26cm" svg:stroke-color="#732c00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2" style:family="graphic" style:parent-style-name="standard">
      <style:graphic-properties draw:stroke="solid" svg:stroke-width="0.026cm" svg:stroke-color="#ac4201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3" style:family="graphic" style:parent-style-name="standard">
      <style:graphic-properties draw:stroke="none" draw:fill="solid" draw:fill-color="#a5a5a5" draw:shadow="hidden" loext:decorative="false"/>
    </style:style>
    <style:style style:name="gr14" style:family="graphic" style:parent-style-name="standard">
      <style:graphic-properties draw:stroke="solid" svg:stroke-width="0.026cm" svg:stroke-color="#ffffff" svg:stroke-opacity="100%" draw:stroke-linejoin="round" svg:stroke-linecap="round" draw:fill="none" fo:padding-top="0.138cm" fo:padding-bottom="0.138cm" fo:padding-left="0.263cm" fo:padding-right="0.263cm" loext:decorative="false"/>
    </style:style>
    <style:style style:name="gr15" style:family="graphic" style:parent-style-name="standard">
      <style:graphic-properties draw:fill="none" loext:fill-use-slide-background="false" draw:opacity="100%" draw:textarea-horizontal-align="justify" draw:textarea-vertical-align="middle" draw:auto-grow-height="false" fo:min-height="2.75cm" fo:min-width="4.5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17" style:family="graphic" style:parent-style-name="objectwithoutfill">
      <style:graphic-properties draw:marker-end="Стили_20_стрелок_20_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Стили_20_стрелок_20_2" draw:marker-end-width="0.3cm" draw:fill="none" draw:textarea-vertical-align="middle" loext:decorative="false"/>
    </style:style>
    <style:style style:name="P1" style:family="paragraph">
      <loext:graphic-properties draw:fill="solid" draw:fill-color="#28669d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aad288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solid" draw:fill-color="#a5a5a5"/>
    </style:style>
    <style:style style:name="P7" style:family="paragraph">
      <loext:graphic-properties draw:fill="none" draw:opacity="10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font-name="Calibri1" fo:font-size="36pt" style:font-name-asian="Calibri1" style:font-size-asian="36pt" style:font-name-complex="Calibri1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Ст�" draw:style-name="dp1" draw:master-page-name="PM0">
        <draw:g draw:style-name="gr1">
          <draw:polygon draw:style-name="gr2" draw:text-style-name="P1" draw:layer="layout" svg:width="0.351cm" svg:height="0.081cm" svg:x="2.507cm" svg:y="1.362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.507cm" svg:y="1.362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.359cm" svg:y="1.44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.359cm" svg:y="1.44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.783cm" svg:y="1.36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.783cm" svg:y="1.36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.503cm" svg:y="1.492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2.507cm" svg:y="2.413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.507cm" svg:y="2.413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.359cm" svg:y="2.49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.359cm" svg:y="2.49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.783cm" svg:y="2.41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.783cm" svg:y="2.41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.503cm" svg:y="2.543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2.507cm" svg:y="3.464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.507cm" svg:y="3.464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.359cm" svg:y="3.545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.359cm" svg:y="3.545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.783cm" svg:y="3.46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.783cm" svg:y="3.46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.503cm" svg:y="3.594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2.507cm" svg:y="4.515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.507cm" svg:y="4.515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.359cm" svg:y="4.59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.359cm" svg:y="4.59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.783cm" svg:y="4.51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.783cm" svg:y="4.51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.503cm" svg:y="4.645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frame draw:style-name="gr7" draw:text-style-name="P2" draw:layer="layout" svg:width="4.026cm" svg:height="0.791cm" svg:x="0.674cm" svg:y="1.499cm">
          <draw:text-box>
            <text:p text:style-name="P5"><text:span text:style-name="T1">AS1</text:span></text:p>
          </draw:text-box>
        </draw:frame>
        <draw:frame draw:style-name="gr7" draw:text-style-name="P2" draw:layer="layout" svg:width="4.026cm" svg:height="1.215cm" svg:x="0.635cm" svg:y="2.241cm">
          <draw:text-box>
            <text:p text:style-name="P5"><text:span text:style-name="T1"/></text:p>
            <text:p text:style-name="P5"><text:span text:style-name="T1">AS2</text:span></text:p>
          </draw:text-box>
        </draw:frame>
        <draw:frame draw:style-name="gr7" draw:text-style-name="P2" draw:layer="layout" svg:width="4.026cm" svg:height="1.215cm" svg:x="0.737cm" svg:y="3.298cm">
          <draw:text-box>
            <text:p text:style-name="P5"><text:span text:style-name="T1"/></text:p>
            <text:p text:style-name="P5"><text:span text:style-name="T1">AS23</text:span></text:p>
          </draw:text-box>
        </draw:frame>
        <draw:frame draw:style-name="gr7" draw:text-style-name="P2" draw:layer="layout" svg:width="4.026cm" svg:height="0.791cm" svg:x="0.705cm" svg:y="4.673cm">
          <draw:text-box>
            <text:p text:style-name="P5"><text:span text:style-name="T1">AS24</text:span></text:p>
          </draw:text-box>
        </draw:frame>
        <draw:g draw:style-name="gr1">
          <draw:polygon draw:style-name="gr2" draw:text-style-name="P1" draw:layer="layout" svg:width="0.351cm" svg:height="0.081cm" svg:x="2.585cm" svg:y="5.612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.585cm" svg:y="5.612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.437cm" svg:y="5.69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.437cm" svg:y="5.69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.861cm" svg:y="5.6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.861cm" svg:y="5.6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.581cm" svg:y="5.741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frame draw:style-name="gr7" draw:text-style-name="P2" draw:layer="layout" svg:width="4.026cm" svg:height="0.791cm" svg:x="0.783cm" svg:y="5.77cm">
          <draw:text-box>
            <text:p text:style-name="P5"><text:span text:style-name="T1">AS3</text:span></text:p>
          </draw:text-box>
        </draw:frame>
        <draw:g draw:style-name="gr1">
          <draw:path draw:style-name="gr4" draw:text-style-name="P3" draw:layer="layout" svg:width="1.239cm" svg:height="0.401cm" svg:x="4.111cm" svg:y="3.881cm" svg:viewBox="0 0 1240 402" svg:d="M1145 402l25-49h-1100l25 49zM0 329h1240v-329h-1240z">
            <text:p/>
          </draw:path>
          <draw:path draw:style-name="gr3" draw:text-style-name="P2" draw:layer="layout" svg:width="1.239cm" svg:height="0.401cm" svg:x="4.111cm" svg:y="3.881cm" svg:viewBox="0 0 1240 402" svg:d="M1145 402l25-49h-1100l25 49zM0 329h1240v-329h-1240z">
            <text:p/>
          </draw:path>
        </draw:g>
        <draw:g draw:style-name="gr1">
          <draw:polygon draw:style-name="gr5" draw:text-style-name="P4" draw:layer="layout" svg:width="0.212cm" svg:height="0.202cm" svg:x="5.067cm" svg:y="3.945cm" svg:viewBox="0 0 213 203" draw:points="0,203 213,203 213,0 0,0">
            <text:p/>
          </draw:polygon>
          <draw:polygon draw:style-name="gr6" draw:text-style-name="P2" draw:layer="layout" svg:width="0.212cm" svg:height="0.202cm" svg:x="5.067cm" svg:y="3.945cm" svg:viewBox="0 0 213 203" draw:points="0,203 213,203 213,0 0,0">
            <text:p/>
          </draw:polygon>
        </draw:g>
        <draw:path draw:style-name="gr4" draw:text-style-name="P3" draw:layer="layout" svg:width="0.647cm" svg:height="0.165cm" svg:x="4.209cm" svg:y="3.962cm" svg:viewBox="0 0 648 166" svg:d="M87 101h-87v43h22v22h42v-22h23zM227 101h-88v43h23v22h42v-22h23zM368 101h-89v43h23v22h43v-22h23zM508 101h-88v43h23v22h42v-22h23zM648 101h-88v43h23v22h42v-22h23zM648 0h-88v42h23v22h42v-22h23zM508 0h-88v42h23v22h42v-22h23zM368 0h-89v42h23v22h43v-22h23zM227 0h-88v42h23v22h42v-22h23zM87 0h-87v42h22v22h42v-22h23z">
          <text:p/>
        </draw:path>
        <draw:polygon draw:style-name="gr4" draw:text-style-name="P3" draw:layer="layout" svg:width="0.178cm" svg:height="0.135cm" svg:x="5.084cm" svg:y="3.978cm" svg:viewBox="0 0 179 136" draw:points="99,63 125,28 156,28 141,44 159,44 179,21 159,0 141,0 156,15 116,15 89,50 62,15 22,15 38,0 20,0 0,21 20,44 38,44 22,28 53,28 80,63 46,108 22,108 38,91 20,91 0,114 20,136 38,136 22,121 55,121 89,76 123,121 156,121 141,136 159,136 179,114 159,91 141,91 156,108 133,108">
          <text:p/>
        </draw:polygon>
        <draw:frame draw:style-name="gr7" draw:text-style-name="P2" draw:layer="layout" svg:width="4.026cm" svg:height="0.791cm" svg:x="2.717cm" svg:y="4.832cm">
          <draw:text-box>
            <text:p text:style-name="P5"><text:span text:style-name="T1">DIS-200G-12PS</text:span></text:p>
          </draw:text-box>
        </draw:frame>
        <draw:polyline draw:style-name="gr3" draw:text-style-name="P2" draw:layer="layout" svg:width="1.62cm" svg:height="2.33cm" svg:x="3.11cm" svg:y="1.55cm" svg:viewBox="0 0 1621 2331" draw:points="0,0 1621,0 1621,2331">
          <text:p/>
        </draw:polyline>
        <draw:polyline draw:style-name="gr3" draw:text-style-name="P2" draw:layer="layout" svg:width="1.31cm" svg:height="1.279cm" svg:x="3.11cm" svg:y="2.601cm" svg:viewBox="0 0 1311 1280" draw:points="0,0 1311,0 1311,1280">
          <text:p/>
        </draw:polyline>
        <draw:line draw:style-name="gr3" draw:text-style-name="P2" draw:layer="layout" svg:x1="3.11cm" svg:y1="3.745cm" svg:x2="4.11cm" svg:y2="3.745cm">
          <text:p/>
        </draw:line>
        <draw:path draw:style-name="gr3" draw:text-style-name="P2" draw:layer="layout" svg:width="1.1cm" svg:height="0.084cm" svg:x="3.011cm" svg:y="4.431cm" svg:viewBox="0 0 1101 85" svg:d="M0 85h47c0-15 4-29 11-42 8-13 18-24 31-31 13-8 27-12 42-12 14 0 29 4 42 12 12 7 23 18 30 31 8 13 11 27 11 42h887">
          <text:p/>
        </draw:path>
        <draw:polyline draw:style-name="gr3" draw:text-style-name="P2" draw:layer="layout" svg:width="0.969cm" svg:height="1.55cm" svg:x="3.142cm" svg:y="4.178cm" svg:viewBox="0 0 970 1551" draw:points="0,1551 0,0 970,0">
          <text:p/>
        </draw:polyline>
        <draw:g draw:style-name="gr1">
          <draw:polygon draw:style-name="gr2" draw:text-style-name="P1" draw:layer="layout" svg:width="0.351cm" svg:height="0.081cm" svg:x="2.647cm" svg:y="6.787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.647cm" svg:y="6.787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.5cm" svg:y="6.868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.5cm" svg:y="6.868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.923cm" svg:y="6.786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.923cm" svg:y="6.786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.643cm" svg:y="6.917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frame draw:style-name="gr7" draw:text-style-name="P2" draw:layer="layout" svg:width="4.026cm" svg:height="0.791cm" svg:x="0.845cm" svg:y="6.945cm">
          <draw:text-box>
            <text:p text:style-name="P5"><text:span text:style-name="T1">AS4</text:span></text:p>
          </draw:text-box>
        </draw:frame>
        <draw:polyline draw:style-name="gr3" draw:text-style-name="P2" draw:layer="layout" svg:width="1.482cm" svg:height="2.698cm" svg:x="2.629cm" svg:y="4.17cm" svg:viewBox="0 0 1483 2699" draw:points="0,2699 0,0 1483,0">
          <text:p/>
        </draw:polyline>
        <draw:polygon draw:style-name="gr8" draw:text-style-name="P2" draw:layer="layout" svg:width="4.662cm" svg:height="7.358cm" svg:x="1.896cm" svg:y="0.759cm" svg:viewBox="0 0 4663 7359" draw:points="0,7359 4663,7359 4663,0 0,0">
          <text:p/>
        </draw:polygon>
        <draw:frame draw:style-name="gr9" draw:text-style-name="P2" draw:layer="layout" svg:width="5.256cm" svg:height="3.333cm" svg:x="1.971cm" svg:y="7.501cm">
          <draw:text-box>
            <text:p text:style-name="P5"><text:span text:style-name="T2">Левое крыло</text:span></text:p>
          </draw:text-box>
        </draw:frame>
        <draw:g draw:style-name="gr1">
          <draw:polygon draw:style-name="gr2" draw:text-style-name="P1" draw:layer="layout" svg:width="0.351cm" svg:height="0.081cm" svg:x="9.099cm" svg:y="1.283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9.099cm" svg:y="1.283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8.951cm" svg:y="1.36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8.951cm" svg:y="1.36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9.374cm" svg:y="1.28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9.374cm" svg:y="1.28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9.094cm" svg:y="1.412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9.099cm" svg:y="2.334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9.099cm" svg:y="2.334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8.951cm" svg:y="2.415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8.951cm" svg:y="2.415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9.374cm" svg:y="2.33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9.374cm" svg:y="2.33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9.094cm" svg:y="2.464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frame draw:style-name="gr7" draw:text-style-name="P2" draw:layer="layout" svg:width="4.026cm" svg:height="0.791cm" svg:x="7.265cm" svg:y="1.419cm">
          <draw:text-box>
            <text:p text:style-name="P5"><text:span text:style-name="T1">AS11</text:span></text:p>
          </draw:text-box>
        </draw:frame>
        <draw:frame draw:style-name="gr7" draw:text-style-name="P2" draw:layer="layout" svg:width="4.026cm" svg:height="1.215cm" svg:x="7.227cm" svg:y="2.162cm">
          <draw:text-box>
            <text:p text:style-name="P5"><text:span text:style-name="T1"/></text:p>
            <text:p text:style-name="P5"><text:span text:style-name="T1">AS12</text:span></text:p>
          </draw:text-box>
        </draw:frame>
        <draw:g draw:style-name="gr1">
          <draw:path draw:style-name="gr4" draw:text-style-name="P3" draw:layer="layout" svg:width="1.239cm" svg:height="0.401cm" svg:x="10.702cm" svg:y="3.802cm" svg:viewBox="0 0 1240 402" svg:d="M1145 402l25-49h-1100l25 49zM0 329h1240v-329h-1240z">
            <text:p/>
          </draw:path>
          <draw:path draw:style-name="gr3" draw:text-style-name="P2" draw:layer="layout" svg:width="1.239cm" svg:height="0.401cm" svg:x="10.702cm" svg:y="3.802cm" svg:viewBox="0 0 1240 402" svg:d="M1145 402l25-49h-1100l25 49zM0 329h1240v-329h-1240z">
            <text:p/>
          </draw:path>
        </draw:g>
        <draw:g draw:style-name="gr1">
          <draw:polygon draw:style-name="gr5" draw:text-style-name="P4" draw:layer="layout" svg:width="0.212cm" svg:height="0.202cm" svg:x="11.658cm" svg:y="3.866cm" svg:viewBox="0 0 213 203" draw:points="0,203 213,203 213,0 0,0">
            <text:p/>
          </draw:polygon>
          <draw:polygon draw:style-name="gr6" draw:text-style-name="P2" draw:layer="layout" svg:width="0.212cm" svg:height="0.202cm" svg:x="11.658cm" svg:y="3.866cm" svg:viewBox="0 0 213 203" draw:points="0,203 213,203 213,0 0,0">
            <text:p/>
          </draw:polygon>
        </draw:g>
        <draw:path draw:style-name="gr4" draw:text-style-name="P3" draw:layer="layout" svg:width="0.647cm" svg:height="0.165cm" svg:x="10.801cm" svg:y="3.883cm" svg:viewBox="0 0 648 166" svg:d="M87 101h-87v43h22v22h42v-22h23zM227 101h-88v43h23v22h42v-22h23zM368 101h-89v43h23v22h43v-22h23zM508 101h-88v43h23v22h42v-22h23zM648 101h-88v43h23v22h42v-22h23zM648 0h-88v42h23v22h42v-22h23zM508 0h-88v42h23v22h42v-22h23zM368 0h-89v42h23v22h43v-22h23zM227 0h-88v42h23v22h42v-22h23zM87 0h-87v42h22v22h42v-22h23z">
          <text:p/>
        </draw:path>
        <draw:polygon draw:style-name="gr4" draw:text-style-name="P3" draw:layer="layout" svg:width="0.178cm" svg:height="0.135cm" svg:x="11.675cm" svg:y="3.899cm" svg:viewBox="0 0 179 136" draw:points="99,63 125,28 156,28 141,44 159,44 179,21 159,0 141,0 156,15 116,15 89,50 62,15 22,15 38,0 20,0 0,21 20,44 38,44 22,28 53,28 80,63 46,108 22,108 38,91 20,91 0,114 20,136 38,136 22,121 55,121 89,76 123,121 156,121 141,136 159,136 179,114 159,91 141,91 156,108 133,108">
          <text:p/>
        </draw:polygon>
        <draw:frame draw:style-name="gr7" draw:text-style-name="P2" draw:layer="layout" svg:width="4.026cm" svg:height="0.791cm" svg:x="9.309cm" svg:y="4.753cm">
          <draw:text-box>
            <text:p text:style-name="P5"><text:span text:style-name="T1">DIS-100G-5PSW</text:span></text:p>
          </draw:text-box>
        </draw:frame>
        <draw:polyline draw:style-name="gr3" draw:text-style-name="P2" draw:layer="layout" svg:width="1.62cm" svg:height="2.33cm" svg:x="9.702cm" svg:y="1.471cm" svg:viewBox="0 0 1621 2331" draw:points="0,0 1621,0 1621,2331">
          <text:p/>
        </draw:polyline>
        <draw:polyline draw:style-name="gr3" draw:text-style-name="P2" draw:layer="layout" svg:width="1.376cm" svg:height="1.327cm" svg:x="9.326cm" svg:y="2.675cm" svg:viewBox="0 0 1377 1328" draw:points="0,0 0,1328 1377,1328">
          <text:p/>
        </draw:polyline>
        <draw:polygon draw:style-name="gr8" draw:text-style-name="P2" draw:layer="layout" svg:width="4.662cm" svg:height="4.817cm" svg:x="7.76cm" svg:y="0.759cm" svg:viewBox="0 0 4663 4818" draw:points="0,4818 4663,4818 4663,0 0,0">
          <text:p/>
        </draw:polygon>
        <draw:frame draw:style-name="gr9" draw:text-style-name="P2" draw:layer="layout" svg:width="5.256cm" svg:height="3.333cm" svg:x="7.167cm" svg:y="5.309cm">
          <draw:text-box>
            <text:p text:style-name="P5"><text:span text:style-name="T2">Лестница</text:span></text:p>
          </draw:text-box>
        </draw:frame>
        <draw:g draw:style-name="gr1">
          <draw:polygon draw:style-name="gr2" draw:text-style-name="P1" draw:layer="layout" svg:width="0.351cm" svg:height="0.081cm" svg:x="13.679cm" svg:y="0.822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3.679cm" svg:y="0.822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3.531cm" svg:y="0.90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3.531cm" svg:y="0.90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3.954cm" svg:y="0.82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3.954cm" svg:y="0.821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3.674cm" svg:y="0.952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13.679cm" svg:y="1.873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3.679cm" svg:y="1.873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3.531cm" svg:y="1.95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3.531cm" svg:y="1.95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3.954cm" svg:y="1.87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3.954cm" svg:y="1.87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3.674cm" svg:y="2.003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13.679cm" svg:y="2.924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3.679cm" svg:y="2.924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3.531cm" svg:y="3.006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3.531cm" svg:y="3.006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3.954cm" svg:y="2.92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3.954cm" svg:y="2.92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3.674cm" svg:y="3.054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13.679cm" svg:y="3.975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3.679cm" svg:y="3.975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3.531cm" svg:y="4.05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3.531cm" svg:y="4.05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3.954cm" svg:y="3.97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3.954cm" svg:y="3.97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3.674cm" svg:y="4.105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frame draw:style-name="gr7" draw:text-style-name="P2" draw:layer="layout" svg:width="4.026cm" svg:height="0.791cm" svg:x="11.845cm" svg:y="0.959cm">
          <draw:text-box>
            <text:p text:style-name="P5"><text:span text:style-name="T1">AS5</text:span></text:p>
          </draw:text-box>
        </draw:frame>
        <draw:frame draw:style-name="gr7" draw:text-style-name="P2" draw:layer="layout" svg:width="4.026cm" svg:height="1.215cm" svg:x="11.806cm" svg:y="1.701cm">
          <draw:text-box>
            <text:p text:style-name="P5"><text:span text:style-name="T1"/></text:p>
            <text:p text:style-name="P5"><text:span text:style-name="T1">AS7</text:span></text:p>
          </draw:text-box>
        </draw:frame>
        <draw:frame draw:style-name="gr7" draw:text-style-name="P2" draw:layer="layout" svg:width="4.026cm" svg:height="1.215cm" svg:x="11.908cm" svg:y="2.758cm">
          <draw:text-box>
            <text:p text:style-name="P5"><text:span text:style-name="T1"/></text:p>
            <text:p text:style-name="P5"><text:span text:style-name="T1">AS8</text:span></text:p>
          </draw:text-box>
        </draw:frame>
        <draw:frame draw:style-name="gr7" draw:text-style-name="P2" draw:layer="layout" svg:width="4.026cm" svg:height="0.791cm" svg:x="11.876cm" svg:y="4.133cm">
          <draw:text-box>
            <text:p text:style-name="P5"><text:span text:style-name="T1">AS9</text:span></text:p>
          </draw:text-box>
        </draw:frame>
        <draw:g draw:style-name="gr1">
          <draw:polygon draw:style-name="gr2" draw:text-style-name="P1" draw:layer="layout" svg:width="0.351cm" svg:height="0.081cm" svg:x="13.757cm" svg:y="5.072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3.757cm" svg:y="5.072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3.609cm" svg:y="5.15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3.609cm" svg:y="5.15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4.032cm" svg:y="5.07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4.032cm" svg:y="5.07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3.752cm" svg:y="5.201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frame draw:style-name="gr7" draw:text-style-name="P2" draw:layer="layout" svg:width="4.026cm" svg:height="0.791cm" svg:x="11.954cm" svg:y="5.23cm">
          <draw:text-box>
            <text:p text:style-name="P5"><text:span text:style-name="T1">AS10</text:span></text:p>
          </draw:text-box>
        </draw:frame>
        <draw:g draw:style-name="gr1">
          <draw:path draw:style-name="gr4" draw:text-style-name="P3" draw:layer="layout" svg:width="1.239cm" svg:height="0.401cm" svg:x="15.282cm" svg:y="3.341cm" svg:viewBox="0 0 1240 402" svg:d="M1145 402l25-49h-1100l25 49zM0 329h1240v-329h-1240z">
            <text:p/>
          </draw:path>
          <draw:path draw:style-name="gr3" draw:text-style-name="P2" draw:layer="layout" svg:width="1.239cm" svg:height="0.401cm" svg:x="15.282cm" svg:y="3.341cm" svg:viewBox="0 0 1240 402" svg:d="M1145 402l25-49h-1100l25 49zM0 329h1240v-329h-1240z">
            <text:p/>
          </draw:path>
        </draw:g>
        <draw:g draw:style-name="gr1">
          <draw:polygon draw:style-name="gr5" draw:text-style-name="P4" draw:layer="layout" svg:width="0.212cm" svg:height="0.202cm" svg:x="16.238cm" svg:y="3.405cm" svg:viewBox="0 0 213 203" draw:points="0,203 213,203 213,0 0,0">
            <text:p/>
          </draw:polygon>
          <draw:polygon draw:style-name="gr6" draw:text-style-name="P2" draw:layer="layout" svg:width="0.212cm" svg:height="0.202cm" svg:x="16.238cm" svg:y="3.405cm" svg:viewBox="0 0 213 203" draw:points="0,203 213,203 213,0 0,0">
            <text:p/>
          </draw:polygon>
        </draw:g>
        <draw:path draw:style-name="gr4" draw:text-style-name="P3" draw:layer="layout" svg:width="0.647cm" svg:height="0.165cm" svg:x="15.38cm" svg:y="3.422cm" svg:viewBox="0 0 648 166" svg:d="M87 101h-87v43h22v22h42v-22h23zM227 101h-88v43h23v22h42v-22h23zM368 101h-89v43h23v22h43v-22h23zM508 101h-88v43h23v22h42v-22h23zM648 101h-88v43h23v22h42v-22h23zM648 0h-88v42h23v22h42v-22h23zM508 0h-88v42h23v22h42v-22h23zM368 0h-89v42h23v22h43v-22h23zM227 0h-88v42h23v22h42v-22h23zM87 0h-87v42h22v22h42v-22h23z">
          <text:p/>
        </draw:path>
        <draw:polygon draw:style-name="gr4" draw:text-style-name="P3" draw:layer="layout" svg:width="0.178cm" svg:height="0.135cm" svg:x="16.255cm" svg:y="3.438cm" svg:viewBox="0 0 179 136" draw:points="99,63 125,28 156,28 141,44 159,44 179,21 159,0 141,0 156,15 116,15 89,50 62,15 22,15 38,0 20,0 0,21 20,44 38,44 22,28 53,28 80,63 46,108 22,108 38,91 20,91 0,114 20,136 38,136 22,121 55,121 89,76 123,121 156,121 141,136 159,136 179,114 159,91 141,91 156,108 133,108">
          <text:p/>
        </draw:polygon>
        <draw:frame draw:style-name="gr7" draw:text-style-name="P2" draw:layer="layout" svg:width="4.026cm" svg:height="0.791cm" svg:x="13.889cm" svg:y="4.292cm">
          <draw:text-box>
            <text:p text:style-name="P5"><text:span text:style-name="T1">DIS-200G-12PS</text:span></text:p>
          </draw:text-box>
        </draw:frame>
        <draw:polyline draw:style-name="gr3" draw:text-style-name="P2" draw:layer="layout" svg:width="1.62cm" svg:height="2.33cm" svg:x="14.282cm" svg:y="1.01cm" svg:viewBox="0 0 1621 2331" draw:points="0,0 1621,0 1621,2331">
          <text:p/>
        </draw:polyline>
        <draw:polyline draw:style-name="gr3" draw:text-style-name="P2" draw:layer="layout" svg:width="1.31cm" svg:height="1.279cm" svg:x="14.282cm" svg:y="2.061cm" svg:viewBox="0 0 1311 1280" draw:points="0,0 1311,0 1311,1280">
          <text:p/>
        </draw:polyline>
        <draw:line draw:style-name="gr3" draw:text-style-name="P2" draw:layer="layout" svg:x1="14.359cm" svg:y1="3.101cm" svg:x2="15.282cm" svg:y2="3.101cm">
          <text:p/>
        </draw:line>
        <draw:path draw:style-name="gr3" draw:text-style-name="P2" draw:layer="layout" svg:width="1.1cm" svg:height="0.084cm" svg:x="14.183cm" svg:y="3.891cm" svg:viewBox="0 0 1101 85" svg:d="M0 85h61c0-15 4-29 11-42 8-13 18-24 31-31 13-8 27-12 42-12 14 0 29 4 42 12 12 7 23 18 30 31 8 13 11 27 11 42h873">
          <text:p/>
        </draw:path>
        <draw:polyline draw:style-name="gr3" draw:text-style-name="P2" draw:layer="layout" svg:width="0.955cm" svg:height="1.544cm" svg:x="14.327cm" svg:y="3.638cm" svg:viewBox="0 0 956 1545" draw:points="0,1545 0,0 956,0">
          <text:p/>
        </draw:polyline>
        <draw:polygon draw:style-name="gr8" draw:text-style-name="P2" draw:layer="layout" svg:width="3.992cm" svg:height="5.454cm" svg:x="12.852cm" svg:y="0.635cm" svg:viewBox="0 0 3993 5455" draw:points="0,5455 3993,5455 3993,0 0,0">
          <text:p/>
        </draw:polygon>
        <draw:frame draw:style-name="gr9" draw:text-style-name="P2" draw:layer="layout" svg:width="5.256cm" svg:height="3.333cm" svg:x="12.407cm" svg:y="5.249cm">
          <draw:text-box>
            <text:p text:style-name="P5"><text:span text:style-name="T2">Серверная</text:span></text:p>
          </draw:text-box>
        </draw:frame>
        <draw:g draw:style-name="gr1">
          <draw:polygon draw:style-name="gr2" draw:text-style-name="P1" draw:layer="layout" svg:width="0.351cm" svg:height="0.081cm" svg:x="19.102cm" svg:y="1.873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9.102cm" svg:y="1.873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8.954cm" svg:y="1.95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8.954cm" svg:y="1.95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9.377cm" svg:y="1.87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9.377cm" svg:y="1.87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9.097cm" svg:y="2.003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19.102cm" svg:y="2.924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9.102cm" svg:y="2.924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8.954cm" svg:y="3.006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8.954cm" svg:y="3.006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9.377cm" svg:y="2.92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9.377cm" svg:y="2.923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9.097cm" svg:y="3.054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19.102cm" svg:y="3.975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9.102cm" svg:y="3.975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8.954cm" svg:y="4.05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8.954cm" svg:y="4.05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9.377cm" svg:y="3.97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9.377cm" svg:y="3.97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9.097cm" svg:y="4.105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19.18cm" svg:y="5.072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19.18cm" svg:y="5.072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19.032cm" svg:y="5.15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19.032cm" svg:y="5.153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19.455cm" svg:y="5.07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19.455cm" svg:y="5.07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19.175cm" svg:y="5.201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ath draw:style-name="gr4" draw:text-style-name="P3" draw:layer="layout" svg:width="1.239cm" svg:height="0.401cm" svg:x="20.705cm" svg:y="3.341cm" svg:viewBox="0 0 1240 402" svg:d="M1145 402l25-49h-1100l25 49zM0 329h1240v-329h-1240z">
            <text:p/>
          </draw:path>
          <draw:path draw:style-name="gr3" draw:text-style-name="P2" draw:layer="layout" svg:width="1.239cm" svg:height="0.401cm" svg:x="20.705cm" svg:y="3.341cm" svg:viewBox="0 0 1240 402" svg:d="M1145 402l25-49h-1100l25 49zM0 329h1240v-329h-1240z">
            <text:p/>
          </draw:path>
        </draw:g>
        <draw:g draw:style-name="gr1">
          <draw:polygon draw:style-name="gr5" draw:text-style-name="P4" draw:layer="layout" svg:width="0.212cm" svg:height="0.202cm" svg:x="21.661cm" svg:y="3.405cm" svg:viewBox="0 0 213 203" draw:points="0,203 213,203 213,0 0,0">
            <text:p/>
          </draw:polygon>
          <draw:polygon draw:style-name="gr6" draw:text-style-name="P2" draw:layer="layout" svg:width="0.212cm" svg:height="0.202cm" svg:x="21.661cm" svg:y="3.405cm" svg:viewBox="0 0 213 203" draw:points="0,203 213,203 213,0 0,0">
            <text:p/>
          </draw:polygon>
        </draw:g>
        <draw:path draw:style-name="gr4" draw:text-style-name="P3" draw:layer="layout" svg:width="0.647cm" svg:height="0.165cm" svg:x="20.803cm" svg:y="3.422cm" svg:viewBox="0 0 648 166" svg:d="M87 101h-87v43h22v22h42v-22h23zM227 101h-88v43h23v22h42v-22h23zM368 101h-89v43h23v22h43v-22h23zM508 101h-88v43h23v22h42v-22h23zM648 101h-88v43h23v22h42v-22h23zM648 0h-88v42h23v22h42v-22h23zM508 0h-88v42h23v22h42v-22h23zM368 0h-89v42h23v22h43v-22h23zM227 0h-88v42h23v22h42v-22h23zM87 0h-87v42h22v22h42v-22h23z">
          <text:p/>
        </draw:path>
        <draw:polygon draw:style-name="gr4" draw:text-style-name="P3" draw:layer="layout" svg:width="0.178cm" svg:height="0.135cm" svg:x="21.678cm" svg:y="3.438cm" svg:viewBox="0 0 179 136" draw:points="99,63 125,28 156,28 141,44 159,44 179,21 159,0 141,0 156,15 116,15 89,50 62,15 22,15 38,0 20,0 0,21 20,44 38,44 22,28 53,28 80,63 46,108 22,108 38,91 20,91 0,114 20,136 38,136 22,121 55,121 89,76 123,121 156,121 141,136 159,136 179,114 159,91 141,91 156,108 133,108">
          <text:p/>
        </draw:polygon>
        <draw:frame draw:style-name="gr7" draw:text-style-name="P2" draw:layer="layout" svg:width="4.026cm" svg:height="0.791cm" svg:x="19.312cm" svg:y="4.292cm">
          <draw:text-box>
            <text:p text:style-name="P5"><text:span text:style-name="T1">DIS-200G-12PS</text:span></text:p>
          </draw:text-box>
        </draw:frame>
        <draw:polyline draw:style-name="gr3" draw:text-style-name="P2" draw:layer="layout" svg:width="1.62cm" svg:height="1.279cm" svg:x="19.705cm" svg:y="2.061cm" svg:viewBox="0 0 1621 1280" draw:points="0,0 1621,0 1621,1280">
          <text:p/>
        </draw:polyline>
        <draw:line draw:style-name="gr3" draw:text-style-name="P2" draw:layer="layout" svg:x1="19.782cm" svg:y1="3.101cm" svg:x2="20.705cm" svg:y2="3.101cm">
          <text:p/>
        </draw:line>
        <draw:path draw:style-name="gr3" draw:text-style-name="P2" draw:layer="layout" svg:width="1.1cm" svg:height="0.084cm" svg:x="19.605cm" svg:y="3.891cm" svg:viewBox="0 0 1101 85" svg:d="M0 85h61c0-15 4-29 11-42 8-13 18-24 31-31 13-8 27-12 42-12 14 0 29 4 42 12 12 7 23 18 30 31 8 13 11 27 11 42h873">
          <text:p/>
        </draw:path>
        <draw:polyline draw:style-name="gr3" draw:text-style-name="P2" draw:layer="layout" svg:width="0.955cm" svg:height="1.544cm" svg:x="19.75cm" svg:y="3.638cm" svg:viewBox="0 0 956 1545" draw:points="0,1545 0,0 956,0">
          <text:p/>
        </draw:polyline>
        <draw:polygon draw:style-name="gr8" draw:text-style-name="P2" draw:layer="layout" svg:width="3.992cm" svg:height="5.454cm" svg:x="18.275cm" svg:y="0.635cm" svg:viewBox="0 0 3993 5455" draw:points="0,5455 3993,5455 3993,0 0,0">
          <text:p/>
        </draw:polygon>
        <draw:frame draw:style-name="gr9" draw:text-style-name="P2" draw:layer="layout" svg:width="5.256cm" svg:height="1.808cm" svg:x="17.83cm" svg:y="6.012cm">
          <draw:text-box>
            <text:p text:style-name="P5"><text:span text:style-name="T2">Архив</text:span></text:p>
          </draw:text-box>
        </draw:frame>
        <draw:frame draw:style-name="gr7" draw:text-style-name="P2" draw:layer="layout" svg:width="4.026cm" svg:height="0.791cm" svg:x="17.316cm" svg:y="2.139cm">
          <draw:text-box>
            <text:p text:style-name="P5"><text:span text:style-name="T1">AV15</text:span></text:p>
          </draw:text-box>
        </draw:frame>
        <draw:frame draw:style-name="gr7" draw:text-style-name="P2" draw:layer="layout" svg:width="4.026cm" svg:height="0.791cm" svg:x="17.316cm" svg:y="3.145cm">
          <draw:text-box>
            <text:p text:style-name="P5"><text:span text:style-name="T1">AV16</text:span></text:p>
          </draw:text-box>
        </draw:frame>
        <draw:frame draw:style-name="gr7" draw:text-style-name="P2" draw:layer="layout" svg:width="4.026cm" svg:height="0.791cm" svg:x="17.394cm" svg:y="4.339cm">
          <draw:text-box>
            <text:p text:style-name="P5"><text:span text:style-name="T1">AV17</text:span></text:p>
          </draw:text-box>
        </draw:frame>
        <draw:frame draw:style-name="gr7" draw:text-style-name="P2" draw:layer="layout" svg:width="4.026cm" svg:height="0.791cm" svg:x="17.83cm" svg:y="5.429cm">
          <draw:text-box>
            <text:p text:style-name="P5"><text:span text:style-name="T1">AV18</text:span></text:p>
          </draw:text-box>
        </draw:frame>
        <draw:g draw:style-name="gr1">
          <draw:polygon draw:style-name="gr2" draw:text-style-name="P1" draw:layer="layout" svg:width="0.351cm" svg:height="0.081cm" svg:x="24.762cm" svg:y="1.159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4.762cm" svg:y="1.159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4.614cm" svg:y="1.2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4.614cm" svg:y="1.24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5.038cm" svg:y="1.158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5.038cm" svg:y="1.158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4.758cm" svg:y="1.289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24.762cm" svg:y="2.21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4.762cm" svg:y="2.21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4.614cm" svg:y="2.291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4.614cm" svg:y="2.291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5.038cm" svg:y="2.209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5.038cm" svg:y="2.209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4.758cm" svg:y="2.34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ath draw:style-name="gr4" draw:text-style-name="P3" draw:layer="layout" svg:width="1.239cm" svg:height="0.401cm" svg:x="26.366cm" svg:y="3.678cm" svg:viewBox="0 0 1240 402" svg:d="M1145 402l25-49h-1100l25 49zM0 329h1240v-329h-1240z">
            <text:p/>
          </draw:path>
          <draw:path draw:style-name="gr3" draw:text-style-name="P2" draw:layer="layout" svg:width="1.239cm" svg:height="0.401cm" svg:x="26.366cm" svg:y="3.678cm" svg:viewBox="0 0 1240 402" svg:d="M1145 402l25-49h-1100l25 49zM0 329h1240v-329h-1240z">
            <text:p/>
          </draw:path>
        </draw:g>
        <draw:g draw:style-name="gr1">
          <draw:polygon draw:style-name="gr5" draw:text-style-name="P4" draw:layer="layout" svg:width="0.212cm" svg:height="0.202cm" svg:x="27.322cm" svg:y="3.742cm" svg:viewBox="0 0 213 203" draw:points="0,203 213,203 213,0 0,0">
            <text:p/>
          </draw:polygon>
          <draw:polygon draw:style-name="gr6" draw:text-style-name="P2" draw:layer="layout" svg:width="0.212cm" svg:height="0.202cm" svg:x="27.322cm" svg:y="3.742cm" svg:viewBox="0 0 213 203" draw:points="0,203 213,203 213,0 0,0">
            <text:p/>
          </draw:polygon>
        </draw:g>
        <draw:path draw:style-name="gr4" draw:text-style-name="P3" draw:layer="layout" svg:width="0.647cm" svg:height="0.165cm" svg:x="26.464cm" svg:y="3.759cm" svg:viewBox="0 0 648 166" svg:d="M87 101h-87v43h22v22h42v-22h23zM227 101h-88v43h23v22h42v-22h23zM368 101h-89v43h23v22h43v-22h23zM508 101h-88v43h23v22h42v-22h23zM648 101h-88v43h23v22h42v-22h23zM648 0h-88v42h23v22h42v-22h23zM508 0h-88v42h23v22h42v-22h23zM368 0h-89v42h23v22h43v-22h23zM227 0h-88v42h23v22h42v-22h23zM87 0h-87v42h22v22h42v-22h23z">
          <text:p/>
        </draw:path>
        <draw:polygon draw:style-name="gr4" draw:text-style-name="P3" draw:layer="layout" svg:width="0.178cm" svg:height="0.135cm" svg:x="27.339cm" svg:y="3.775cm" svg:viewBox="0 0 179 136" draw:points="99,63 125,28 156,28 141,44 159,44 179,21 159,0 141,0 156,15 116,15 89,50 62,15 22,15 38,0 20,0 0,21 20,44 38,44 22,28 53,28 80,63 46,108 22,108 38,91 20,91 0,114 20,136 38,136 22,121 55,121 89,76 123,121 156,121 141,136 159,136 179,114 159,91 141,91 156,108 133,108">
          <text:p/>
        </draw:polygon>
        <draw:polyline draw:style-name="gr3" draw:text-style-name="P2" draw:layer="layout" svg:width="1.62cm" svg:height="2.33cm" svg:x="25.365cm" svg:y="1.347cm" svg:viewBox="0 0 1621 2331" draw:points="0,0 1621,0 1621,2331">
          <text:p/>
        </draw:polyline>
        <draw:polyline draw:style-name="gr3" draw:text-style-name="P2" draw:layer="layout" svg:width="1.02cm" svg:height="0.924cm" svg:x="25.346cm" svg:y="2.579cm" svg:viewBox="0 0 1021 925" draw:points="0,0 0,925 1021,925">
          <text:p/>
        </draw:polyline>
        <draw:polygon draw:style-name="gr8" draw:text-style-name="P2" draw:layer="layout" svg:width="4.662cm" svg:height="4.817cm" svg:x="23.423cm" svg:y="0.635cm" svg:viewBox="0 0 4663 4818" draw:points="0,4818 4663,4818 4663,0 0,0">
          <text:p/>
        </draw:polygon>
        <draw:frame draw:style-name="gr9" draw:text-style-name="P2" draw:layer="layout" svg:width="5.256cm" svg:height="3.333cm" svg:x="22.83cm" svg:y="5.185cm">
          <draw:text-box>
            <text:p text:style-name="P5"><text:span text:style-name="T2">Проходная</text:span></text:p>
          </draw:text-box>
        </draw:frame>
        <draw:g draw:style-name="gr1">
          <draw:polygon draw:style-name="gr2" draw:text-style-name="P1" draw:layer="layout" svg:width="0.351cm" svg:height="0.081cm" svg:x="24.724cm" svg:y="3.934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24.724cm" svg:y="3.934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24.576cm" svg:y="4.015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24.576cm" svg:y="4.015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24.999cm" svg:y="3.93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24.999cm" svg:y="3.932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24.72cm" svg:y="4.063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line draw:style-name="gr3" draw:text-style-name="P2" draw:layer="layout" svg:x1="25.327cm" svg:y1="4.122cm" svg:x2="26.365cm" svg:y2="4.122cm">
          <text:p/>
        </draw:line>
        <draw:frame draw:style-name="gr10" draw:text-style-name="P2" draw:layer="layout" svg:width="5.362cm" svg:height="0.791cm" svg:x="22.355cm" svg:y="1.427cm">
          <draw:text-box>
            <text:p text:style-name="P5"><text:span text:style-name="T1">AS6</text:span></text:p>
          </draw:text-box>
        </draw:frame>
        <draw:frame draw:style-name="gr10" draw:text-style-name="P2" draw:layer="layout" svg:width="5.362cm" svg:height="1.215cm" svg:x="22.198cm" svg:y="2.043cm">
          <draw:text-box>
            <text:p text:style-name="P5"><text:span text:style-name="T1"/></text:p>
            <text:p text:style-name="P5"><text:span text:style-name="T1">AS22</text:span></text:p>
          </draw:text-box>
        </draw:frame>
        <draw:frame draw:style-name="gr10" draw:text-style-name="P2" draw:layer="layout" svg:width="5.362cm" svg:height="0.791cm" svg:x="22.205cm" svg:y="4.305cm">
          <draw:text-box>
            <text:p text:style-name="P5"><text:span text:style-name="T1">AS10</text:span></text:p>
          </draw:text-box>
        </draw:frame>
        <draw:g draw:style-name="gr1">
          <draw:polygon draw:style-name="gr2" draw:text-style-name="P1" draw:layer="layout" svg:width="0.351cm" svg:height="0.081cm" svg:x="3.194cm" svg:y="12.707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3.194cm" svg:y="12.707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3.046cm" svg:y="12.788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3.046cm" svg:y="12.788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3.469cm" svg:y="12.706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3.469cm" svg:y="12.706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3.189cm" svg:y="12.837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3.194cm" svg:y="13.758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3.194cm" svg:y="13.758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3.046cm" svg:y="13.839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3.046cm" svg:y="13.839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3.469cm" svg:y="13.757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3.469cm" svg:y="13.757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3.189cm" svg:y="13.888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3.194cm" svg:y="14.809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3.194cm" svg:y="14.809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3.046cm" svg:y="14.89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3.046cm" svg:y="14.89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3.469cm" svg:y="14.808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3.469cm" svg:y="14.808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3.189cm" svg:y="14.939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olygon draw:style-name="gr2" draw:text-style-name="P1" draw:layer="layout" svg:width="0.351cm" svg:height="0.081cm" svg:x="3.272cm" svg:y="15.906cm" svg:viewBox="0 0 352 82" draw:points="250,23 243,0 15,0 0,82 22,82 33,22 227,22 245,82 269,82 257,47 352,47 352,23">
            <text:p/>
          </draw:polygon>
          <draw:polygon draw:style-name="gr3" draw:text-style-name="P2" draw:layer="layout" svg:width="0.351cm" svg:height="0.081cm" svg:x="3.272cm" svg:y="15.906cm" svg:viewBox="0 0 352 82" draw:points="250,23 243,0 15,0 0,82 22,82 33,22 227,22 245,82 269,82 257,47 352,47 352,23">
            <text:p/>
          </draw:polygon>
        </draw:g>
        <draw:g draw:style-name="gr1">
          <draw:path draw:style-name="gr4" draw:text-style-name="P3" draw:layer="layout" svg:width="0.751cm" svg:height="0.295cm" svg:x="3.124cm" svg:y="15.98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  <draw:path draw:style-name="gr3" draw:text-style-name="P2" draw:layer="layout" svg:width="0.751cm" svg:height="0.295cm" svg:x="3.124cm" svg:y="15.987cm" svg:viewBox="0 0 752 296" svg:d="M565 84c-7 0-16-3-20-8l-65-68c-5-5-14-8-20-8h-386c-6 0-11 5-11 11v8c0 6-5 12-12 12h-40c-6 0-11 5-11 11v136c0 6 5 11 11 11h34c7 0 12 6 12 12v49c0 6 5 11 12 11h451c6 0 14-5 16-10l11-26c3-6 10-11 18-11h32c6 0 16 3 21 6l124 75c6 3 10 1 10-6v-265c0-6-4-9-10-6l-125 61c-6 3-16 5-22 5z">
            <text:p/>
          </draw:path>
        </draw:g>
        <draw:g draw:style-name="gr1">
          <draw:path draw:style-name="gr5" draw:text-style-name="P4" draw:layer="layout" svg:width="0.26cm" svg:height="0.176cm" svg:x="3.547cm" svg:y="15.90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  <draw:path draw:style-name="gr6" draw:text-style-name="P2" draw:layer="layout" svg:width="0.26cm" svg:height="0.176cm" svg:x="3.547cm" svg:y="15.904cm" svg:viewBox="0 0 261 177" svg:d="M44 155c0 4-1 7-3 11-2 3-5 6-8 8s-7 3-11 3-8-1-11-3-6-5-8-8c-2-4-3-7-3-11s1-8 3-11c2-4 5-7 8-9 3-1 7-3 11-3 4 0 8 2 11 3 3 2 6 5 8 9 2 3 3 7 3 11zM261 36c0-20-16-36-37-36h-128c-20 0-36 16-36 36 0 21 16 37 36 37h128c21 0 37-16 37-37z">
            <text:p/>
          </draw:path>
        </draw:g>
        <draw:path draw:style-name="gr4" draw:text-style-name="P3" draw:layer="layout" svg:width="0.248cm" svg:height="0.064cm" svg:x="3.267cm" svg:y="16.035cm" svg:viewBox="0 0 249 65" svg:d="M135 65h114v-65h-114zM103 30c0 2 0 3-1 5-1 1-2 3-4 4s-4 1-6 1-3 0-5-1-3-3-4-4c-1-2-2-4-2-6s1-4 2-6 2-3 4-4c1-1 3-1 4-1 1 0 1-1 1-1 2 0 4 1 6 2s3 2 4 4 1 4 1 6zM62 30c0 2 0 3-1 5-1 1-3 3-4 4-2 1-4 1-6 1s-4 0-5-1c-2-1-3-3-4-4-1-2-2-4-2-6s1-4 2-6 2-3 4-4c1-1 3-1 5-1 2 0 4 0 6 1 1 1 3 2 4 4s1 4 1 6zM22 30c0 2-1 3-1 5-1 1-3 3-4 4-2 1-4 1-6 1s-4 0-5-1c-2-1-4-3-4-4-1-2-2-4-2-6s1-4 2-6c0-2 2-3 4-4 1-1 3-1 5-1 2 0 4 0 6 1 1 1 3 2 4 4s1 4 1 6z">
          <text:p/>
        </draw:path>
        <draw:g draw:style-name="gr1">
          <draw:path draw:style-name="gr4" draw:text-style-name="P3" draw:layer="layout" svg:width="1.239cm" svg:height="0.401cm" svg:x="4.798cm" svg:y="14.175cm" svg:viewBox="0 0 1240 402" svg:d="M1145 402l25-49h-1100l25 49zM0 329h1240v-329h-1240z">
            <text:p/>
          </draw:path>
          <draw:path draw:style-name="gr3" draw:text-style-name="P2" draw:layer="layout" svg:width="1.239cm" svg:height="0.401cm" svg:x="4.798cm" svg:y="14.175cm" svg:viewBox="0 0 1240 402" svg:d="M1145 402l25-49h-1100l25 49zM0 329h1240v-329h-1240z">
            <text:p/>
          </draw:path>
        </draw:g>
        <draw:g draw:style-name="gr1">
          <draw:polygon draw:style-name="gr5" draw:text-style-name="P4" draw:layer="layout" svg:width="0.212cm" svg:height="0.202cm" svg:x="5.753cm" svg:y="14.239cm" svg:viewBox="0 0 213 203" draw:points="0,203 213,203 213,0 0,0">
            <text:p/>
          </draw:polygon>
          <draw:polygon draw:style-name="gr6" draw:text-style-name="P2" draw:layer="layout" svg:width="0.212cm" svg:height="0.202cm" svg:x="5.753cm" svg:y="14.239cm" svg:viewBox="0 0 213 203" draw:points="0,203 213,203 213,0 0,0">
            <text:p/>
          </draw:polygon>
        </draw:g>
        <draw:path draw:style-name="gr4" draw:text-style-name="P3" draw:layer="layout" svg:width="0.647cm" svg:height="0.165cm" svg:x="4.896cm" svg:y="14.256cm" svg:viewBox="0 0 648 166" svg:d="M87 101h-87v43h22v22h42v-22h23zM227 101h-88v43h23v22h42v-22h23zM368 101h-89v43h23v22h43v-22h23zM508 101h-88v43h23v22h42v-22h23zM648 101h-88v43h23v22h42v-22h23zM648 0h-88v42h23v22h42v-22h23zM508 0h-88v42h23v22h42v-22h23zM368 0h-89v42h23v22h43v-22h23zM227 0h-88v42h23v22h42v-22h23zM87 0h-87v42h22v22h42v-22h23z">
          <text:p/>
        </draw:path>
        <draw:polygon draw:style-name="gr4" draw:text-style-name="P3" draw:layer="layout" svg:width="0.178cm" svg:height="0.135cm" svg:x="5.771cm" svg:y="14.272cm" svg:viewBox="0 0 179 136" draw:points="99,63 125,28 156,28 141,44 159,44 179,21 159,0 141,0 156,15 116,15 89,50 62,15 22,15 38,0 20,0 0,21 20,44 38,44 22,28 53,28 80,63 46,108 22,108 38,91 20,91 0,114 20,136 38,136 22,121 55,121 89,76 123,121 156,121 141,136 159,136 179,114 159,91 141,91 156,108 133,108">
          <text:p/>
        </draw:polygon>
        <draw:frame draw:style-name="gr7" draw:text-style-name="P2" draw:layer="layout" svg:width="4.026cm" svg:height="0.791cm" svg:x="3.404cm" svg:y="15.126cm">
          <draw:text-box>
            <text:p text:style-name="P5"><text:span text:style-name="T1">DIS-200G-12PS</text:span></text:p>
          </draw:text-box>
        </draw:frame>
        <draw:path draw:style-name="gr3" draw:text-style-name="P2" draw:layer="layout" svg:width="1.62cm" svg:height="1.364cm" svg:x="3.797cm" svg:y="12.812cm" svg:viewBox="0 0 1621 1365" svg:d="M0 84h542c0-15 4-29 11-42 7-12 18-23 30-30 13-8 28-12 42-12 15 0 29 4 42 12 13 7 23 18 31 30 7 13 11 27 11 42h912v1281">
          <text:p/>
        </draw:path>
        <draw:line draw:style-name="gr3" draw:text-style-name="P2" draw:layer="layout" svg:x1="3.875cm" svg:y1="13.935cm" svg:x2="4.798cm" svg:y2="13.935cm">
          <text:p/>
        </draw:line>
        <draw:path draw:style-name="gr3" draw:text-style-name="P2" draw:layer="layout" svg:width="1.1cm" svg:height="0.084cm" svg:x="3.698cm" svg:y="14.725cm" svg:viewBox="0 0 1101 85" svg:d="M0 85h61c0-15 4-29 11-42 8-13 18-24 31-31 13-8 27-12 42-12 14 0 29 4 42 12 12 7 23 18 30 31 8 13 11 27 11 42h873">
          <text:p/>
        </draw:path>
        <draw:polyline draw:style-name="gr3" draw:text-style-name="P2" draw:layer="layout" svg:width="0.955cm" svg:height="1.544cm" svg:x="3.843cm" svg:y="14.472cm" svg:viewBox="0 0 956 1545" draw:points="0,1545 0,0 956,0">
          <text:p/>
        </draw:polyline>
        <draw:polygon draw:style-name="gr8" draw:text-style-name="P2" draw:layer="layout" svg:width="3.992cm" svg:height="5.454cm" svg:x="2.368cm" svg:y="11.469cm" svg:viewBox="0 0 3993 5455" draw:points="0,5455 3993,5455 3993,0 0,0">
          <text:p/>
        </draw:polygon>
        <draw:frame draw:style-name="gr9" draw:text-style-name="P2" draw:layer="layout" svg:width="5.256cm" svg:height="3.333cm" svg:x="1.83cm" svg:y="16.537cm">
          <draw:text-box>
            <text:p text:style-name="P5"><text:span text:style-name="T2">Общая</text:span></text:p>
            <text:p text:style-name="P5"><text:span text:style-name="T2">зона</text:span></text:p>
          </draw:text-box>
        </draw:frame>
        <draw:frame draw:style-name="gr7" draw:text-style-name="P2" draw:layer="layout" svg:width="4.026cm" svg:height="0.791cm" svg:x="1.409cm" svg:y="12.973cm">
          <draw:text-box>
            <text:p text:style-name="P5"><text:span text:style-name="T1">AS13</text:span></text:p>
          </draw:text-box>
        </draw:frame>
        <draw:frame draw:style-name="gr7" draw:text-style-name="P2" draw:layer="layout" svg:width="4.026cm" svg:height="0.791cm" svg:x="1.409cm" svg:y="13.979cm">
          <draw:text-box>
            <text:p text:style-name="P5"><text:span text:style-name="T1">AS21</text:span></text:p>
          </draw:text-box>
        </draw:frame>
        <draw:frame draw:style-name="gr7" draw:text-style-name="P2" draw:layer="layout" svg:width="4.026cm" svg:height="0.791cm" svg:x="1.487cm" svg:y="15.173cm">
          <draw:text-box>
            <text:p text:style-name="P5"><text:span text:style-name="T1">AS20</text:span></text:p>
          </draw:text-box>
        </draw:frame>
        <draw:frame draw:style-name="gr7" draw:text-style-name="P2" draw:layer="layout" svg:width="4.026cm" svg:height="0.791cm" svg:x="1.923cm" svg:y="16.263cm">
          <draw:text-box>
            <text:p text:style-name="P5"><text:span text:style-name="T1">AS14</text:span></text:p>
          </draw:text-box>
        </draw:frame>
        <draw:g draw:style-name="gr1">
          <draw:path draw:style-name="gr4" draw:text-style-name="P3" draw:layer="layout" svg:width="1.239cm" svg:height="0.401cm" svg:x="12.024cm" svg:y="13.919cm" svg:viewBox="0 0 1240 402" svg:d="M1145 402l25-49h-1100l25 49zM0 329h1240v-329h-1240z">
            <text:p/>
          </draw:path>
          <draw:path draw:style-name="gr3" draw:text-style-name="P2" draw:layer="layout" svg:width="1.239cm" svg:height="0.401cm" svg:x="12.024cm" svg:y="13.919cm" svg:viewBox="0 0 1240 402" svg:d="M1145 402l25-49h-1100l25 49zM0 329h1240v-329h-1240z">
            <text:p/>
          </draw:path>
        </draw:g>
        <draw:g draw:style-name="gr1">
          <draw:polygon draw:style-name="gr5" draw:text-style-name="P4" draw:layer="layout" svg:width="0.212cm" svg:height="0.202cm" svg:x="12.979cm" svg:y="13.983cm" svg:viewBox="0 0 213 203" draw:points="0,203 213,203 213,0 0,0">
            <text:p/>
          </draw:polygon>
          <draw:polygon draw:style-name="gr6" draw:text-style-name="P2" draw:layer="layout" svg:width="0.212cm" svg:height="0.202cm" svg:x="12.979cm" svg:y="13.983cm" svg:viewBox="0 0 213 203" draw:points="0,203 213,203 213,0 0,0">
            <text:p/>
          </draw:polygon>
        </draw:g>
        <draw:path draw:style-name="gr4" draw:text-style-name="P3" draw:layer="layout" svg:width="0.647cm" svg:height="0.165cm" svg:x="12.122cm" svg:y="14cm" svg:viewBox="0 0 648 166" svg:d="M87 101h-87v43h22v22h42v-22h23zM227 101h-88v43h23v22h42v-22h23zM368 101h-89v43h23v22h43v-22h23zM508 101h-88v43h23v22h42v-22h23zM648 101h-88v43h23v22h42v-22h23zM648 0h-88v42h23v22h42v-22h23zM508 0h-88v42h23v22h42v-22h23zM368 0h-89v42h23v22h43v-22h23zM227 0h-88v42h23v22h42v-22h23zM87 0h-87v42h22v22h42v-22h23z">
          <text:p/>
        </draw:path>
        <draw:polygon draw:style-name="gr4" draw:text-style-name="P3" draw:layer="layout" svg:width="0.178cm" svg:height="0.135cm" svg:x="12.997cm" svg:y="14.016cm" svg:viewBox="0 0 179 136" draw:points="99,63 125,28 156,28 141,44 159,44 179,21 159,0 141,0 156,15 116,15 89,50 62,15 22,15 38,0 20,0 0,21 20,44 38,44 22,28 53,28 80,63 46,108 22,108 38,91 20,91 0,114 20,136 38,136 22,121 55,121 89,76 123,121 156,121 141,136 159,136 179,114 159,91 141,91 156,108 133,108">
          <text:p/>
        </draw:polygon>
        <draw:frame draw:style-name="gr7" draw:text-style-name="P2" draw:layer="layout" svg:width="4.026cm" svg:height="0.791cm" svg:x="10.63cm" svg:y="14.87cm">
          <draw:text-box>
            <text:p text:style-name="P5"><text:span text:style-name="T1">DIS-200G-12PS</text:span></text:p>
          </draw:text-box>
        </draw:frame>
        <draw:path draw:style-name="gr11" draw:text-style-name="P2" draw:layer="layout" svg:width="7.601cm" svg:height="9.346cm" svg:x="4.422cm" svg:y="4.281cm" svg:viewBox="0 0 7602 9347" svg:d="M0 0v9347h911c0-15 4-29 11-42 8-12 18-23 31-30 13-8 27-12 42-12 14 0 29 4 41 12 13 7 24 18 31 30 7 13 11 27 11 42h5739c0-15 4-29 11-42 7-12 18-23 30-30 13-7 27-11 42-11 14 0 29 4 41 11 13 7 24 18 31 30 7 13 11 27 11 42h619">
          <text:p/>
        </draw:path>
        <draw:line draw:style-name="gr11" draw:text-style-name="P2" draw:layer="layout" svg:x1="6.037cm" svg:y1="14.247cm" svg:x2="12.024cm" svg:y2="14.247cm">
          <text:p/>
        </draw:line>
        <draw:polyline draw:style-name="gr12" draw:text-style-name="P2" draw:layer="layout" svg:width="0.702cm" svg:height="9.735cm" svg:x="11.322cm" svg:y="4.202cm" svg:viewBox="0 0 703 9736" draw:points="0,0 0,9736 703,9736">
          <text:p/>
        </draw:polyline>
        <draw:polyline draw:style-name="gr12" draw:text-style-name="P2" draw:layer="layout" svg:width="2.639cm" svg:height="10.378cm" svg:x="13.262cm" svg:y="3.741cm" svg:viewBox="0 0 2640 10379" draw:points="2640,0 2640,10379 0,10379">
          <text:p/>
        </draw:polyline>
        <draw:path draw:style-name="gr12" draw:text-style-name="P2" draw:layer="layout" svg:width="8.062cm" svg:height="10.068cm" svg:x="13.262cm" svg:y="3.741cm" svg:viewBox="0 0 8063 10069" svg:d="M8063 0v10069h-5341c0-15-4-29-11-42-7-12-18-23-30-30-13-8-28-12-42-12-15 0-29 4-42 12-13 7-23 18-30 30-8 13-12 27-12 42h-2555">
          <text:p/>
        </draw:path>
        <draw:polyline draw:style-name="gr12" draw:text-style-name="P2" draw:layer="layout" svg:width="13.723cm" svg:height="10.551cm" svg:x="13.262cm" svg:y="3.878cm" svg:viewBox="0 0 13724 10552" draw:points="13724,0 13724,10552 0,10552">
          <text:p/>
        </draw:polyline>
        <draw:frame draw:style-name="gr7" draw:text-style-name="P2" draw:layer="layout" svg:width="4.026cm" svg:height="0.791cm" svg:x="24.688cm" svg:y="4.604cm">
          <draw:text-box>
            <text:p text:style-name="P5"><text:span text:style-name="T1">DIS-100G-5PSW</text:span></text:p>
          </draw:text-box>
        </draw:frame>
        <draw:g draw:style-name="gr1">
          <draw:path draw:style-name="gr4" draw:text-style-name="P3" draw:layer="layout" svg:width="1.239cm" svg:height="1.074cm" svg:x="10.686cm" svg:y="18.963cm" svg:viewBox="0 0 1240 1075" svg:d="M840 770v105h63l61 75h276v-950h-400v136h172v634zM1012 136h-951v634h951zM1063 1075l-160-200h-744l-159 200zM615 770h-167v105h167z">
            <text:p/>
          </draw:path>
          <draw:path draw:style-name="gr3" draw:text-style-name="P2" draw:layer="layout" svg:width="1.239cm" svg:height="1.074cm" svg:x="10.686cm" svg:y="18.963cm" svg:viewBox="0 0 1240 1075" svg:d="M840 770v105h63l61 75h276v-950h-400v136h172v634zM1012 136h-951v634h951zM1063 1075l-160-200h-744l-159 200zM615 770h-167v105h167z">
            <text:p/>
          </draw:path>
        </draw:g>
        <draw:g draw:style-name="gr1">
          <draw:polygon draw:style-name="gr13" draw:text-style-name="P6" draw:layer="layout" svg:width="0.827cm" svg:height="0.513cm" svg:x="10.809cm" svg:y="19.162cm" svg:viewBox="0 0 828 514" draw:points="828,0 0,0 0,514 828,514">
            <text:p/>
          </draw:polygon>
          <draw:polygon draw:style-name="gr14" draw:text-style-name="P2" draw:layer="layout" svg:width="0.827cm" svg:height="0.513cm" svg:x="10.809cm" svg:y="19.162cm" svg:viewBox="0 0 828 514" draw:points="828,0 0,0 0,514 828,514">
            <text:p/>
          </draw:polygon>
        </draw:g>
        <draw:path draw:style-name="gr4" draw:text-style-name="P3" draw:layer="layout" svg:width="1.02cm" svg:height="0.959cm" svg:x="10.83cm" svg:y="19.036cm" svg:viewBox="0 0 1021 960" svg:d="M936 33h85v-33h-85zM936 92h85v-33h-85zM725 882h-47l27 30h51zM672 830h-41l29 32h44zM653 882h-47l20 30h51zM610 830h-41l22 32h45zM580 882h-47l15 30h51zM547 830h-40l16 33h45zM508 882h-47l9 30h51zM486 833h-41l9 30h45zM435 882h-47l4 30h51zM423 835h-41l4 29h45zM360 835h-41l-2 29h45zM363 882h-48l-2 30h51zM296 835h-42l-7 29h45zM290 882h-48l-8 30h52zM549 931h-334l-9 29h357zM232 835h-41l-14 29h45zM216 882h-47l-13 30h51zM169 835h-42l-19 29h45zM144 882h-47l-19 30h51zM105 835h-41l-25 29h45zM71 882h-47l-24 30h50z">
          <text:p/>
        </draw:path>
        <draw:g draw:style-name="gr1">
          <draw:path draw:style-name="gr4" draw:text-style-name="P3" draw:layer="layout" svg:width="1.239cm" svg:height="1.074cm" svg:x="13.936cm" svg:y="18.963cm" svg:viewBox="0 0 1240 1075" svg:d="M840 770v105h63l61 75h276v-950h-400v136h172v634zM1012 136h-951v634h951zM1063 1075l-160-200h-744l-159 200zM615 770h-167v105h167z">
            <text:p/>
          </draw:path>
          <draw:path draw:style-name="gr3" draw:text-style-name="P2" draw:layer="layout" svg:width="1.239cm" svg:height="1.074cm" svg:x="13.936cm" svg:y="18.963cm" svg:viewBox="0 0 1240 1075" svg:d="M840 770v105h63l61 75h276v-950h-400v136h172v634zM1012 136h-951v634h951zM1063 1075l-160-200h-744l-159 200zM615 770h-167v105h167z">
            <text:p/>
          </draw:path>
        </draw:g>
        <draw:g draw:style-name="gr1">
          <draw:polygon draw:style-name="gr13" draw:text-style-name="P6" draw:layer="layout" svg:width="0.827cm" svg:height="0.513cm" svg:x="14.059cm" svg:y="19.162cm" svg:viewBox="0 0 828 514" draw:points="828,0 0,0 0,514 828,514">
            <text:p/>
          </draw:polygon>
          <draw:polygon draw:style-name="gr14" draw:text-style-name="P2" draw:layer="layout" svg:width="0.827cm" svg:height="0.513cm" svg:x="14.059cm" svg:y="19.162cm" svg:viewBox="0 0 828 514" draw:points="828,0 0,0 0,514 828,514">
            <text:p/>
          </draw:polygon>
        </draw:g>
        <draw:path draw:style-name="gr4" draw:text-style-name="P3" draw:layer="layout" svg:width="1.02cm" svg:height="0.959cm" svg:x="14.08cm" svg:y="19.036cm" svg:viewBox="0 0 1021 960" svg:d="M936 33h85v-33h-85zM936 92h85v-33h-85zM725 882h-47l27 30h51zM672 830h-41l29 32h44zM653 882h-47l20 30h51zM610 830h-41l22 32h45zM580 882h-47l15 30h51zM547 830h-40l16 33h45zM508 882h-47l9 30h51zM486 833h-41l9 30h45zM435 882h-47l4 30h51zM423 835h-41l4 29h45zM360 835h-41l-2 29h45zM363 882h-48l-2 30h51zM296 835h-42l-7 29h45zM290 882h-48l-8 30h52zM549 931h-334l-9 29h357zM232 835h-41l-14 29h45zM216 882h-47l-13 30h51zM169 835h-42l-19 29h45zM144 882h-47l-19 30h51zM105 835h-41l-25 29h45zM71 882h-47l-24 30h50z">
          <text:p/>
        </draw:path>
        <draw:g draw:style-name="gr1" xml:id="id2" draw:id="id2">
          <draw:path draw:style-name="gr4" draw:text-style-name="P3" draw:layer="layout" svg:width="1.502cm" svg:height="0.689cm" svg:x="12.43cm" svg:y="17.155cm" svg:viewBox="0 0 1503 690" svg:d="M1384 690l30-60h-1333l31 60zM0 604h1503v-604h-1503z">
            <text:p/>
          </draw:path>
          <draw:path draw:style-name="gr3" draw:text-style-name="P2" draw:layer="layout" svg:width="1.502cm" svg:height="0.689cm" svg:x="12.43cm" svg:y="17.155cm" svg:viewBox="0 0 1503 690" svg:d="M1384 690l30-60h-1333l31 60zM0 604h1503v-604h-1503z">
            <text:p/>
          </draw:path>
        </draw:g>
        <draw:g draw:style-name="gr1">
          <draw:polygon draw:style-name="gr5" draw:text-style-name="P4" draw:layer="layout" svg:width="0.396cm" svg:height="0.376cm" svg:x="13.45cm" svg:y="17.269cm" svg:viewBox="0 0 397 377" draw:points="0,377 397,377 397,0 0,0">
            <text:p/>
          </draw:polygon>
          <draw:polygon draw:style-name="gr6" draw:text-style-name="P2" draw:layer="layout" svg:width="0.396cm" svg:height="0.376cm" svg:x="13.45cm" svg:y="17.269cm" svg:viewBox="0 0 397 377" draw:points="0,377 397,377 397,0 0,0">
            <text:p/>
          </draw:polygon>
        </draw:g>
        <draw:path draw:style-name="gr4" draw:text-style-name="P3" draw:layer="layout" svg:width="0.615cm" svg:height="0.077cm" svg:x="12.654cm" svg:y="17.418cm" svg:viewBox="0 0 616 78" svg:d="M105 0h-105v51h27v27h51v-27h27zM276 0h-106v51h28v27h50v-27h28zM446 0h-106v51h27v27h51v-27h28zM616 0h-105v51h27v27h51v-27h27z">
          <text:p/>
        </draw:path>
        <draw:path draw:style-name="gr4" draw:text-style-name="P3" draw:layer="layout" svg:width="0.344cm" svg:height="0.269cm" svg:x="13.476cm" svg:y="17.354cm" svg:viewBox="0 0 345 270" svg:d="M291 270h50v-50h-50zM195 270h50v-50h-50zM100 270h49v-50h-49zM4 270h49v-50h-49zM296 0h-47l40 37h-233l39-37h-46l-49 54 49 54h46l-39-38h233l-39 38h45l50-54z">
          <text:p/>
        </draw:path>
        <draw:polyline draw:style-name="gr3" draw:text-style-name="P2" draw:layer="layout" svg:width="1.125cm" svg:height="1.599cm" svg:x="11.305cm" svg:y="17.5cm" svg:viewBox="0 0 1126 1600" draw:points="0,1600 0,0 1126,0">
          <text:p/>
        </draw:polyline>
        <draw:polyline draw:style-name="gr3" draw:text-style-name="P2" draw:layer="layout" svg:width="0.623cm" svg:height="1.599cm" svg:x="13.932cm" svg:y="17.5cm" svg:viewBox="0 0 624 1600" draw:points="624,1600 624,0 0,0">
          <text:p/>
        </draw:polyline>
        <draw:line draw:style-name="gr12" draw:text-style-name="P2" draw:layer="layout" svg:x1="12.846cm" svg:y1="17.155cm" svg:x2="12.846cm" svg:y2="14.32cm">
          <text:p/>
        </draw:line>
        <draw:frame draw:style-name="gr10" draw:text-style-name="P2" draw:layer="layout" svg:width="5.362cm" svg:height="0.791cm" svg:x="7.4cm" svg:y="19.063cm">
          <draw:text-box>
            <text:p text:style-name="P5"><text:span text:style-name="T1">PC0</text:span></text:p>
          </draw:text-box>
        </draw:frame>
        <draw:frame draw:style-name="gr10" draw:text-style-name="P2" draw:layer="layout" svg:width="5.362cm" svg:height="0.791cm" svg:x="13.367cm" svg:y="18.789cm">
          <draw:text-box>
            <text:p text:style-name="P5"><text:span text:style-name="T1">PC1</text:span></text:p>
          </draw:text-box>
        </draw:frame>
        <draw:frame draw:style-name="gr10" draw:text-style-name="P2" draw:layer="layout" svg:width="5.362cm" svg:height="0.791cm" svg:x="9.98cm" svg:y="18.031cm">
          <draw:text-box>
            <text:p text:style-name="P5"><text:span text:style-name="T1">DES-1005D</text:span></text:p>
          </draw:text-box>
        </draw:frame>
        <draw:g draw:style-name="gr1" xml:id="id3" draw:id="id3">
          <draw:path draw:style-name="gr4" draw:text-style-name="P3" draw:layer="layout" svg:width="1.502cm" svg:height="0.689cm" svg:x="19.247cm" svg:y="16.25cm" svg:viewBox="0 0 1503 690" svg:d="M1384 690l30-60h-1333l31 60zM0 604h1503v-604h-1503z">
            <text:p/>
          </draw:path>
          <draw:path draw:style-name="gr3" draw:text-style-name="P2" draw:layer="layout" svg:width="1.502cm" svg:height="0.689cm" svg:x="19.247cm" svg:y="16.25cm" svg:viewBox="0 0 1503 690" svg:d="M1384 690l30-60h-1333l31 60zM0 604h1503v-604h-1503z">
            <text:p/>
          </draw:path>
        </draw:g>
        <draw:g draw:style-name="gr1" xml:id="id1" draw:id="id1">
          <draw:path draw:style-name="gr4" draw:text-style-name="P3" draw:layer="layout" svg:width="1.502cm" svg:height="0.689cm" svg:x="19.247cm" svg:y="17.31cm" svg:viewBox="0 0 1503 690" svg:d="M1384 690l30-60h-1333l31 60zM0 604h1503v-604h-1503z">
            <text:p/>
          </draw:path>
          <draw:path draw:style-name="gr3" draw:text-style-name="P2" draw:layer="layout" svg:width="1.502cm" svg:height="0.689cm" svg:x="19.247cm" svg:y="17.31cm" svg:viewBox="0 0 1503 690" svg:d="M1384 690l30-60h-1333l31 60zM0 604h1503v-604h-1503z">
            <text:p/>
          </draw:path>
        </draw:g>
        <draw:custom-shape draw:style-name="gr15" draw:text-style-name="P7" draw:layer="layout" svg:width="5cm" svg:height="3cm" svg:x="17.25cm" svg:y="15.75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4.5cm" svg:height="1.25cm" svg:x="17.75cm" svg:y="18.25cm">
          <draw:text-box>
            <text:p>PSV 1/2</text:p>
          </draw:text-box>
        </draw:frame>
        <draw:connector draw:style-name="gr17" draw:text-style-name="P9" draw:layer="layout" svg:x1="19.247cm" svg:y1="17.655cm" svg:x2="13.181cm" svg:y2="17.155cm" draw:start-shape="id1" draw:start-glue-point="3" draw:end-shape="id2" draw:end-glue-point="0" svg:d="M19247 17655h-2657v-1013h-3409v513" svg:viewBox="0 0 6067 1014">
          <text:p/>
        </draw:connector>
        <draw:connector draw:style-name="gr18" draw:text-style-name="P9" draw:layer="layout" svg:x1="19.247cm" svg:y1="16.595cm" svg:x2="13.181cm" svg:y2="17.155cm" draw:start-shape="id3" draw:start-glue-point="3" draw:end-shape="id2" draw:end-glue-point="0" svg:d="M19247 16595h-6066v560" svg:viewBox="0 0 6067 5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0-18T18:38:38.906000000</dc:date>
    <dc:language>ru-RU</dc:language>
    <meta:creation-date>2023-10-10T09:37:30Z</meta:creation-date>
    <meta:initial-creator>Максим</meta:initial-creator>
    <meta:generator>LibreOffice/7.6.2.1$Windows_X86_64 LibreOffice_project/56f7684011345957bbf33a7ee678afaf4d2ba333</meta:generator>
    <meta:editing-duration>PT20M56S</meta:editing-duration>
    <meta:editing-cycles>1</meta:editing-cycles>
    <meta:document-statistic meta:object-count="407"/>
    <meta:template xlink:type="simple" xlink:actuate="onRequest" xlink:title="DTLNME_M.vstx" xlink:href=""/>
  </office:meta>
</office:document-meta>
</file>